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automatic-styles>
    <style:style style:name="P1" style:family="paragraph" style:parent-style-name="Preformatted_20_Text" style:master-page-name="Standard">
      <style:paragraph-properties style:page-number="auto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M Mono 12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reformatted_20_Text"><text:span text:style-name="T1">System Architecture </text:span></text:p>
      <text:p text:style-name="Preformatted_20_Text"/>
      <text:p text:style-name="Preformatted_20_Text"/>
      <text:p text:style-name="Preformatted_20_Text"><draw:g text:anchor-type="paragraph" draw:z-index="0" draw:style-name="gr1"><draw:custom-shape draw:style-name="gr2" draw:text-style-name="P3" svg:width="3.2cm" svg:height="2.001cm" svg:x="0.002cm" svg:y="2.699cm"><text:p text:style-name="P2"><text:span text:style-name="T2">Browser</text:span></text:p><draw:enhanced-geometry svg:viewBox="0 0 21600 21600" draw:type="rectangle" draw:enhanced-path="M 0 0 L 21600 0 21600 21600 0 21600 0 0 Z N"/></draw:custom-shape><draw:custom-shape draw:style-name="gr3" draw:text-style-name="P3" svg:width="0.8cm" svg:height="7.6cm" svg:x="4.502cm" svg:y="0cm"><text:p text:style-name="P2"><text:span text:style-name="T2">F</text:span></text:p><text:p text:style-name="P2"><text:span text:style-name="T2">I</text:span></text:p><text:p text:style-name="P2"><text:span text:style-name="T2">R</text:span></text:p><text:p text:style-name="P2"><text:span text:style-name="T2">E</text:span></text:p><text:p text:style-name="P2"><text:span text:style-name="T2">W</text:span></text:p><text:p text:style-name="P2"><text:span text:style-name="T2">A</text:span></text:p><text:p text:style-name="P2"><text:span text:style-name="T2">L</text:span></text:p><text:p text:style-name="P2"><text:span text:style-name="T2">L</text:span></text:p><draw:enhanced-geometry svg:viewBox="0 0 21600 21600" draw:type="rectangle" draw:enhanced-path="M 0 0 L 21600 0 21600 21600 0 21600 0 0 Z N"/></draw:custom-shape><draw:custom-shape draw:style-name="gr4" draw:text-style-name="P3" svg:width="2.901cm" svg:height="3.7cm" svg:x="7.102cm" svg:y="1.6cm"><text:p text:style-name="P2"><text:span text:style-name="T2">Web</text:span></text:p><text:p text:style-name="P2"><text:span text:style-name="T2">Server </text:span></text:p><text:p text:style-name="P2"><text:span text:style-name="T2">(Handles</text:span></text:p><text:p text:style-name="P2"><text:span text:style-name="T2">User</text:span></text:p><text:p text:style-name="P2"><text:span text:style-name="T2">Requests)</text:span></text:p><draw:enhanced-geometry svg:viewBox="0 0 21600 21600" draw:type="rectangle" draw:enhanced-path="M 0 0 L 21600 0 21600 21600 0 21600 0 0 Z N"/></draw:custom-shape><draw:custom-shape draw:style-name="gr5" draw:text-style-name="P3" svg:width="2.401cm" svg:height="3.502cm" svg:x="11.801cm" svg:y="1.699cm"><text:p text:style-name="P2"><text:span text:style-name="T2">App</text:span></text:p><text:p text:style-name="P2"><text:span text:style-name="T2">Server </text:span></text:p><draw:enhanced-geometry svg:viewBox="0 0 21600 21600" draw:type="rectangle" draw:enhanced-path="M 0 0 L 21600 0 21600 21600 0 21600 0 0 Z N"/></draw:custom-shape><draw:custom-shape draw:style-name="gr6" draw:text-style-name="P3" svg:width="2.001cm" svg:height="0.802cm" svg:x="15.801cm" svg:y="2.399cm"><text:p text:style-name="P2"><text:span text:style-name="T2">D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3" svg:width="2.001cm" svg:height="0.802cm" svg:x="15.801cm" svg:y="4.2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3" svg:x1="15.801cm" svg:y1="2.799cm" svg:x2="15.801cm" svg:y2="4.699cm"><text:p/></draw:line><draw:line draw:style-name="gr9" draw:text-style-name="P3" svg:x1="17.801cm" svg:y1="2.799cm" svg:x2="17.801cm" svg:y2="4.699cm"><text:p/></draw:line><draw:line draw:style-name="gr10" draw:text-style-name="P3" svg:x1="3.202cm" svg:y1="2.999cm" svg:x2="4.702cm" svg:y2="2.999cm"><text:p/></draw:line><draw:line draw:style-name="gr11" draw:text-style-name="P3" svg:x1="5.302cm" svg:y1="2.899cm" svg:x2="7.202cm" svg:y2="2.899cm"><text:p/></draw:line><draw:line draw:style-name="gr12" draw:text-style-name="P3" svg:x1="10.001cm" svg:y1="2.899cm" svg:x2="11.901cm" svg:y2="2.899cm"><text:p/></draw:line><draw:line draw:style-name="gr13" draw:text-style-name="P3" svg:x1="14.201cm" svg:y1="3.299cm" svg:x2="15.901cm" svg:y2="3.299cm"><text:p/></draw:line><draw:line draw:style-name="gr14" draw:text-style-name="P3" svg:x1="15.801cm" svg:y1="3.999cm" svg:x2="14.201cm" svg:y2="3.999cm"><text:p/></draw:line><draw:line draw:style-name="gr15" draw:text-style-name="P3" svg:x1="11.801cm" svg:y1="4.299cm" svg:x2="10.001cm" svg:y2="4.299cm"><text:p/></draw:line><draw:line draw:style-name="gr16" draw:text-style-name="P3" svg:x1="7.102cm" svg:y1="4.199cm" svg:x2="5.302cm" svg:y2="4.199cm"><text:p/></draw:line><draw:line draw:style-name="gr17" draw:text-style-name="P3" svg:x1="4.501cm" svg:y1="4.299cm" svg:x2="3.101cm" svg:y2="4.2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meta:editing-cycles>0</meta:editing-cycles>
    <meta:editing-duration>P0D</meta:editing-duration>
    <meta:generator>LibreOffice/4.2.7.2$Linux_X86_64 LibreOffice_project/420m0$Build-2</meta:generator>
    <dc:date>2016-11-18T23:05:57.214862907</dc:date>
    <meta:document-statistic meta:table-count="0" meta:image-count="0" meta:object-count="0" meta:page-count="1" meta:paragraph-count="1" meta:word-count="2" meta:character-count="20" meta:non-whitespace-character-count="18"/>
  </office:meta>
</office:document-meta>
</file>